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F0FBC139.svm" manifest:media-type=""/>
  <manifest:file-entry manifest:full-path="Object 1/Pictures/2000000D000000DF000000DF1D5E7D36.svm" manifest:media-type=""/>
  <manifest:file-entry manifest:full-path="Object 1/Pictures/2000000D000000DF000000DF9D049252.svm" manifest:media-type="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D000000DD60E35BAE.svm" manifest:media-type=""/>
  <manifest:file-entry manifest:full-path="Object 2/Pictures/2000000D000000DD000000DD0BCC5D00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D000000DD0BCC5D0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D000000DF000000DFD0C020AA.svm" manifest:media-type=""/>
  <manifest:file-entry manifest:full-path="Object 4/Pictures/2000000D000000DF000000DF1D5E7D36.svm" manifest:media-type=""/>
  <manifest:file-entry manifest:full-path="Object 4/Pictures/2000000D000000DF000000DF9D049252.svm" manifest:media-type=""/>
  <manifest:file-entry manifest:full-path="Object 4/Pictures/2000000D000000DD000000DD0BCC5D00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Pictures/2000000D000000DF000000DFD0C020AA.svm" manifest:media-type=""/>
  <manifest:file-entry manifest:full-path="Object 5/Pictures/2000000D000000DF000000DF1D5E7D36.svm" manifest:media-type=""/>
  <manifest:file-entry manifest:full-path="Object 5/Pictures/2000000D000000DF000000DF9D049252.svm" manifest:media-type=""/>
  <manifest:file-entry manifest:full-path="Object 5/Pictures/2000000D000000DD000000DD0BCC5D00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9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84016" calcext:value-type="float">
            <text:p>91.158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.442801" calcext:value-type="float">
            <text:p>175.442801</text:p>
          </table:table-cell>
          <table:table-cell office:value-type="float" office:value="0.519590436771" calcext:value-type="float">
            <text:p>0.519590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522002" calcext:value-type="float">
            <text:p>68.152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.9364014" calcext:value-type="float">
            <text:p>108.9364014</text:p>
          </table:table-cell>
          <table:table-cell office:value-type="float" office:value="0.625614572578" calcext:value-type="float">
            <text:p>0.6256145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4199996" calcext:value-type="float">
            <text:p>55.419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.6501982" calcext:value-type="float">
            <text:p>73.6501982</text:p>
          </table:table-cell>
          <table:table-cell office:value-type="float" office:value="0.752475905761" calcext:value-type="float">
            <text:p>0.752475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8738008" calcext:value-type="float">
            <text:p>50.8738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5290006" calcext:value-type="float">
            <text:p>55.5290006</text:p>
          </table:table-cell>
          <table:table-cell office:value-type="float" office:value="0.916166332012" calcext:value-type="float">
            <text:p>0.916166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140001" calcext:value-type="float">
            <text:p>45.14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5033996" calcext:value-type="float">
            <text:p>46.5033996</text:p>
          </table:table-cell>
          <table:table-cell office:value-type="float" office:value="0.970681743448" calcext:value-type="float">
            <text:p>0.9706817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1038004" calcext:value-type="float">
            <text:p>41.103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178" calcext:value-type="float">
            <text:p>43.4178</text:p>
          </table:table-cell>
          <table:table-cell office:value-type="float" office:value="0.946703895637" calcext:value-type="float">
            <text:p>0.9467038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57602" calcext:value-type="float">
            <text:p>91.25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.2273988" calcext:value-type="float">
            <text:p>177.2273988</text:p>
          </table:table-cell>
          <table:table-cell office:value-type="float" office:value="0.514918136913" calcext:value-type="float">
            <text:p>0.5149181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564" calcext:value-type="float">
            <text:p>66.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.6395996" calcext:value-type="float">
            <text:p>111.6395996</text:p>
          </table:table-cell>
          <table:table-cell office:value-type="float" office:value="0.596240045992" calcext:value-type="float">
            <text:p>0.596240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8601996" calcext:value-type="float">
            <text:p>52.860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3051988" calcext:value-type="float">
            <text:p>75.3051988</text:p>
          </table:table-cell>
          <table:table-cell office:value-type="float" office:value="0.701946219416" calcext:value-type="float">
            <text:p>0.7019462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3814002" calcext:value-type="float">
            <text:p>47.381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9551986" calcext:value-type="float">
            <text:p>55.9551986</text:p>
          </table:table-cell>
          <table:table-cell office:value-type="float" office:value="0.84677387241" calcext:value-type="float">
            <text:p>0.8467738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1020006" calcext:value-type="float">
            <text:p>44.102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2862002" calcext:value-type="float">
            <text:p>44.2862002</text:p>
          </table:table-cell>
          <table:table-cell office:value-type="float" office:value="0.99584069983" calcext:value-type="float">
            <text:p>0.9958406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992004" calcext:value-type="float">
            <text:p>43.4992004</text:p>
          </table:table-cell>
          <table:table-cell office:value-type="float" office:value="1.01358184966" calcext:value-type="float">
            <text:p>1.0135818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192" calcext:value-type="float">
            <text:p>92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.3568024" calcext:value-type="float">
            <text:p>182.3568024</text:p>
          </table:table-cell>
          <table:table-cell office:value-type="float" office:value="0.506255860955" calcext:value-type="float">
            <text:p>0.506255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8468018" calcext:value-type="float">
            <text:p>70.8468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5020006" calcext:value-type="float">
            <text:p>109.5020006</text:p>
          </table:table-cell>
          <table:table-cell office:value-type="float" office:value="0.646990935433" calcext:value-type="float">
            <text:p>0.6469909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9881988" calcext:value-type="float">
            <text:p>52.988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5966004" calcext:value-type="float">
            <text:p>75.5966004</text:p>
          </table:table-cell>
          <table:table-cell office:value-type="float" office:value="0.70093362029" calcext:value-type="float">
            <text:p>0.7009336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9830002" calcext:value-type="float">
            <text:p>49.983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.0188004" calcext:value-type="float">
            <text:p>57.0188004</text:p>
          </table:table-cell>
          <table:table-cell office:value-type="float" office:value="0.876605608139" calcext:value-type="float">
            <text:p>0.8766056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8618004" calcext:value-type="float">
            <text:p>42.861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9635994" calcext:value-type="float">
            <text:p>48.9635994</text:p>
          </table:table-cell>
          <table:table-cell office:value-type="float" office:value="0.875380914092" calcext:value-type="float">
            <text:p>0.8753809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7678002" calcext:value-type="float">
            <text:p>40.7678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1964004" calcext:value-type="float">
            <text:p>43.1964004</text:p>
          </table:table-cell>
          <table:table-cell office:value-type="float" office:value="0.943777718108" calcext:value-type="float">
            <text:p>0.9437777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0.6224002" calcext:value-type="float">
            <text:p>970.622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4.849402" calcext:value-type="float">
            <text:p>804.849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.7659976" calcext:value-type="float">
            <text:p>492.7659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.1175904" calcext:value-type="float">
            <text:p>321.1175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.6739988" calcext:value-type="float">
            <text:p>297.6739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.2970032" calcext:value-type="float">
            <text:p>303.2970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885199" calcext:value-type="float">
            <text:p>393.885199</text:p>
          </table:table-cell>
          <table:table-cell office:value-type="float" office:value="0.770013709502" calcext:value-type="float">
            <text:p>0.770013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.2514038" calcext:value-type="float">
            <text:p>582.251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.691394" calcext:value-type="float">
            <text:p>672.691394</text:p>
          </table:table-cell>
          <table:table-cell office:value-type="float" office:value="0.865555006342" calcext:value-type="float">
            <text:p>0.8655550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.2286378" calcext:value-type="float">
            <text:p>1149.228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3.4095948" calcext:value-type="float">
            <text:p>1253.4095948</text:p>
          </table:table-cell>
          <table:table-cell office:value-type="float" office:value="0.916881953487" calcext:value-type="float">
            <text:p>0.9168819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9191896" calcext:value-type="float">
            <text:p>2272.9191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3.1773926" calcext:value-type="float">
            <text:p>2383.1773926</text:p>
          </table:table-cell>
          <table:table-cell office:value-type="float" office:value="0.953734789805" calcext:value-type="float">
            <text:p>0.9537347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.326001" calcext:value-type="float">
            <text:p>585.32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.6589966" calcext:value-type="float">
            <text:p>392.6589966</text:p>
          </table:table-cell>
          <table:table-cell office:value-type="float" office:value="1.49067258376" calcext:value-type="float">
            <text:p>1.4906725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4.0569826" calcext:value-type="float">
            <text:p>1144.0569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3.922803" calcext:value-type="float">
            <text:p>683.922803</text:p>
          </table:table-cell>
          <table:table-cell office:value-type="float" office:value="1.67278672035" calcext:value-type="float">
            <text:p>1.6727867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1.5782226" calcext:value-type="float">
            <text:p>2271.5782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0.9463868" calcext:value-type="float">
            <text:p>1260.9463868</text:p>
          </table:table-cell>
          <table:table-cell office:value-type="float" office:value="1.80148676136" calcext:value-type="float">
            <text:p>1.8014867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95.3702148" calcext:value-type="float">
            <text:p>4495.3702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2.1169432" calcext:value-type="float">
            <text:p>2402.1169432</text:p>
          </table:table-cell>
          <table:table-cell office:value-type="float" office:value="1.87142021854" calcext:value-type="float">
            <text:p>1.8714202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3.4956056" calcext:value-type="float">
            <text:p>1163.4956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7.4530032" calcext:value-type="float">
            <text:p>407.4530032</text:p>
          </table:table-cell>
          <table:table-cell office:value-type="float" office:value="2.85553326755" calcext:value-type="float">
            <text:p>2.8555332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0645998" calcext:value-type="float">
            <text:p>2272.0645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8.0641968" calcext:value-type="float">
            <text:p>718.0641968</text:p>
          </table:table-cell>
          <table:table-cell office:value-type="float" office:value="3.16415246704" calcext:value-type="float">
            <text:p>3.164152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4.1505858" calcext:value-type="float">
            <text:p>4534.1505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9.9127932" calcext:value-type="float">
            <text:p>1339.9127932</text:p>
          </table:table-cell>
          <table:table-cell office:value-type="float" office:value="3.38391469117" calcext:value-type="float">
            <text:p>3.3839146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0.2718748" calcext:value-type="float">
            <text:p>9000.2718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0.9012204" calcext:value-type="float">
            <text:p>2570.9012204</text:p>
          </table:table-cell>
          <table:table-cell office:value-type="float" office:value="3.50082368135" calcext:value-type="float">
            <text:p>3.5008236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.8888184" calcext:value-type="float">
            <text:p>2321.8888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6.6363954" calcext:value-type="float">
            <text:p>416.6363954</text:p>
          </table:table-cell>
          <table:table-cell office:value-type="float" office:value="5.5729380439" calcext:value-type="float">
            <text:p>5.5729380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0.7388672" calcext:value-type="float">
            <text:p>4550.738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4.6718016" calcext:value-type="float">
            <text:p>734.6718016</text:p>
          </table:table-cell>
          <table:table-cell office:value-type="float" office:value="6.19424735955" calcext:value-type="float">
            <text:p>6.1942473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8.8976562" calcext:value-type="float">
            <text:p>9008.8976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7.141992" calcext:value-type="float">
            <text:p>1357.141992</text:p>
          </table:table-cell>
          <table:table-cell office:value-type="float" office:value="6.63813934673" calcext:value-type="float">
            <text:p>6.638139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52.1558594" calcext:value-type="float">
            <text:p>17852.1558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.9593748" calcext:value-type="float">
            <text:p>2600.9593748</text:p>
          </table:table-cell>
          <table:table-cell office:value-type="float" office:value="6.86368116025" calcext:value-type="float">
            <text:p>6.8636811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.5822264" calcext:value-type="float">
            <text:p>4640.5822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5.3737916" calcext:value-type="float">
            <text:p>585.3737916</text:p>
          </table:table-cell>
          <table:table-cell office:value-type="float" office:value="7.92755380065" calcext:value-type="float">
            <text:p>7.9275538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5.7113282" calcext:value-type="float">
            <text:p>9115.711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7.6715822" calcext:value-type="float">
            <text:p>977.6715822</text:p>
          </table:table-cell>
          <table:table-cell office:value-type="float" office:value="9.32389924609" calcext:value-type="float">
            <text:p>9.3238992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9.048828" calcext:value-type="float">
            <text:p>18099.048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7.6065672" calcext:value-type="float">
            <text:p>1707.6065672</text:p>
          </table:table-cell>
          <table:table-cell office:value-type="float" office:value="10.599074269" calcext:value-type="float">
            <text:p>10.5990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76.171094" calcext:value-type="float">
            <text:p>35876.17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24.1401854" calcext:value-type="float">
            <text:p>3224.1401854</text:p>
          </table:table-cell>
          <table:table-cell office:value-type="float" office:value="11.1273607942" calcext:value-type="float">
            <text:p>11.1273607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79.8978514" calcext:value-type="float">
            <text:p>9279.8978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.6244018" calcext:value-type="float">
            <text:p>1024.6244018</text:p>
          </table:table-cell>
          <table:table-cell office:value-type="float" office:value="9.05687765692" calcext:value-type="float">
            <text:p>9.0568776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1.0304688" calcext:value-type="float">
            <text:p>18211.0304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8.1263914" calcext:value-type="float">
            <text:p>1618.1263914</text:p>
          </table:table-cell>
          <table:table-cell office:value-type="float" office:value="11.2543930842" calcext:value-type="float">
            <text:p>11.2543930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13.71875" calcext:value-type="float">
            <text:p>36013.7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07.1131346" calcext:value-type="float">
            <text:p>2907.1131346</text:p>
          </table:table-cell>
          <table:table-cell office:value-type="float" office:value="12.3881380196" calcext:value-type="float">
            <text:p>12.388138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486.4671876" calcext:value-type="float">
            <text:p>71486.4671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41.2787108" calcext:value-type="float">
            <text:p>5641.2787108</text:p>
          </table:table-cell>
          <table:table-cell office:value-type="float" office:value="12.672032504" calcext:value-type="float">
            <text:p>12.672032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.864801" calcext:value-type="float">
            <text:p>308.864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.3419982" calcext:value-type="float">
            <text:p>398.3419982</text:p>
          </table:table-cell>
          <table:table-cell office:value-type="float" office:value="0.775375939257" calcext:value-type="float">
            <text:p>0.7753759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.6578004" calcext:value-type="float">
            <text:p>578.657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.7407958" calcext:value-type="float">
            <text:p>687.7407958</text:p>
          </table:table-cell>
          <table:table-cell office:value-type="float" office:value="0.841389377995" calcext:value-type="float">
            <text:p>0.841389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.3333986" calcext:value-type="float">
            <text:p>1141.3333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2.3973878" calcext:value-type="float">
            <text:p>1242.3973878</text:p>
          </table:table-cell>
          <table:table-cell office:value-type="float" office:value="0.918654055303" calcext:value-type="float">
            <text:p>0.9186540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.250586" calcext:value-type="float">
            <text:p>2260.250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1.3914064" calcext:value-type="float">
            <text:p>2381.3914064</text:p>
          </table:table-cell>
          <table:table-cell office:value-type="float" office:value="0.949130235343" calcext:value-type="float">
            <text:p>0.9491302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.5341916" calcext:value-type="float">
            <text:p>595.534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9.6016054" calcext:value-type="float">
            <text:p>429.6016054</text:p>
          </table:table-cell>
          <table:table-cell office:value-type="float" office:value="1.38624759338" calcext:value-type="float">
            <text:p>1.3862475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6.247412" calcext:value-type="float">
            <text:p>1156.247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1.504187" calcext:value-type="float">
            <text:p>771.504187</text:p>
          </table:table-cell>
          <table:table-cell office:value-type="float" office:value="1.49869233568" calcext:value-type="float">
            <text:p>1.4986923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8.4021486" calcext:value-type="float">
            <text:p>2268.4021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7.156006" calcext:value-type="float">
            <text:p>1417.156006</text:p>
          </table:table-cell>
          <table:table-cell office:value-type="float" office:value="1.6006721483" calcext:value-type="float">
            <text:p>1.60067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8.3754882" calcext:value-type="float">
            <text:p>4508.375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5.1412112" calcext:value-type="float">
            <text:p>2725.1412112</text:p>
          </table:table-cell>
          <table:table-cell office:value-type="float" office:value="1.65436399027" calcext:value-type="float">
            <text:p>1.654363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.3677978" calcext:value-type="float">
            <text:p>1189.367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.387811" calcext:value-type="float">
            <text:p>533.387811</text:p>
          </table:table-cell>
          <table:table-cell office:value-type="float" office:value="2.2298368528" calcext:value-type="float">
            <text:p>2.2298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.0365722" calcext:value-type="float">
            <text:p>2309.0365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0.568579" calcext:value-type="float">
            <text:p>970.568579</text:p>
          </table:table-cell>
          <table:table-cell office:value-type="float" office:value="2.37905555791" calcext:value-type="float">
            <text:p>2.379055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7.862207" calcext:value-type="float">
            <text:p>4527.862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8.4869628" calcext:value-type="float">
            <text:p>1848.4869628</text:p>
          </table:table-cell>
          <table:table-cell office:value-type="float" office:value="2.44949642498" calcext:value-type="float">
            <text:p>2.449496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86.9011718" calcext:value-type="float">
            <text:p>8986.901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82.439209" calcext:value-type="float">
            <text:p>3582.439209</text:p>
          </table:table-cell>
          <table:table-cell office:value-type="float" office:value="2.5085983732" calcext:value-type="float">
            <text:p>2.5085983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6.0485838" calcext:value-type="float">
            <text:p>2366.0485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.755005" calcext:value-type="float">
            <text:p>683.755005</text:p>
          </table:table-cell>
          <table:table-cell office:value-type="float" office:value="3.46037479287" calcext:value-type="float">
            <text:p>3.4603747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8.6536136" calcext:value-type="float">
            <text:p>4598.6536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5.1659912" calcext:value-type="float">
            <text:p>1285.1659912</text:p>
          </table:table-cell>
          <table:table-cell office:value-type="float" office:value="3.57825654047" calcext:value-type="float">
            <text:p>3.5782565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2.758594" calcext:value-type="float">
            <text:p>9042.758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5.7083496" calcext:value-type="float">
            <text:p>2465.7083496</text:p>
          </table:table-cell>
          <table:table-cell office:value-type="float" office:value="3.66740802718" calcext:value-type="float">
            <text:p>3.6674080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98.1828126" calcext:value-type="float">
            <text:p>17998.1828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38.2277342" calcext:value-type="float">
            <text:p>4838.2277342</text:p>
          </table:table-cell>
          <table:table-cell office:value-type="float" office:value="3.71999496538" calcext:value-type="float">
            <text:p>3.719994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1.4731444" calcext:value-type="float">
            <text:p>4711.473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7.0356078" calcext:value-type="float">
            <text:p>717.0356078</text:p>
          </table:table-cell>
          <table:table-cell office:value-type="float" office:value="6.57076593289" calcext:value-type="float">
            <text:p>6.5707659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.647461" calcext:value-type="float">
            <text:p>9212.64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3.0472166" calcext:value-type="float">
            <text:p>1293.0472166</text:p>
          </table:table-cell>
          <table:table-cell office:value-type="float" office:value="7.12475719582" calcext:value-type="float">
            <text:p>7.124757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64.2347658" calcext:value-type="float">
            <text:p>18164.2347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7.4930176" calcext:value-type="float">
            <text:p>2477.4930176</text:p>
          </table:table-cell>
          <table:table-cell office:value-type="float" office:value="7.33169968059" calcext:value-type="float">
            <text:p>7.3316996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18.2734376" calcext:value-type="float">
            <text:p>36218.2734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0.0060546" calcext:value-type="float">
            <text:p>4850.0060546</text:p>
          </table:table-cell>
          <table:table-cell office:value-type="float" office:value="7.46767592243" calcext:value-type="float">
            <text:p>7.4676759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8.3945312" calcext:value-type="float">
            <text:p>9448.3945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7.3140138" calcext:value-type="float">
            <text:p>1467.3140138</text:p>
          </table:table-cell>
          <table:table-cell office:value-type="float" office:value="6.43924507116" calcext:value-type="float">
            <text:p>6.4392450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0.1351564" calcext:value-type="float">
            <text:p>18440.135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.0914062" calcext:value-type="float">
            <text:p>2729.0914062</text:p>
          </table:table-cell>
          <table:table-cell office:value-type="float" office:value="6.75687707437" calcext:value-type="float">
            <text:p>6.7568770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82.209375" calcext:value-type="float">
            <text:p>36282.20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93.2333984" calcext:value-type="float">
            <text:p>5593.2333984</text:p>
          </table:table-cell>
          <table:table-cell office:value-type="float" office:value="6.48680410608" calcext:value-type="float">
            <text:p>6.4868041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02.6437502" calcext:value-type="float">
            <text:p>72002.643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21.9337888" calcext:value-type="float">
            <text:p>10721.9337888</text:p>
          </table:table-cell>
          <table:table-cell office:value-type="float" office:value="6.71545312334" calcext:value-type="float">
            <text:p>6.7154531233</text:p>
          </table:table-cell>
        </table:table-row>
        <table:table-row table:style-name="ro1" table:number-rows-repeated="10484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p_1" table:style-name="ta1">
        <table:shapes>
          <draw:frame draw:z-index="0" draw:style-name="gr1" draw:text-style-name="P1" svg:width="10in" svg:height="7in" svg:x="9.9858in" svg:y="0.0079in">
            <draw:object draw:notify-on-update-of-ranges="exp_1.C20:exp_1.C20 exp_1.H20:exp_1.H25 exp_1.D20:exp_1.D25 exp_1.C26:exp_1.C26 exp_1.H26:exp_1.H31 exp_1.D26:exp_1.D31 exp_1.C32:exp_1.C32 exp_1.H32:exp_1.H37 exp_1.D32:exp_1.D37 exp_1.C44:exp_1.C44 exp_1.H44:exp_1.H51 exp_1.D44:exp_1.D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in" svg:height="7in" svg:x="-0.0106in" svg:y="0.0126in">
            <draw:object draw:notify-on-update-of-ranges="exp_1.D20:exp_1.D37 exp_1.I20:exp_1.I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T / TIME</text:p>
          </table:table-cell>
          <table:table-cell table:number-columns-repeated="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84016" calcext:value-type="float">
            <text:p>91.15840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522002" calcext:value-type="float">
            <text:p>68.1522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4199996" calcext:value-type="float">
            <text:p>55.41999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8738008" calcext:value-type="float">
            <text:p>50.87380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140001" calcext:value-type="float">
            <text:p>45.1400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1038004" calcext:value-type="float">
            <text:p>41.1038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57602" calcext:value-type="float">
            <text:p>91.2576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564" calcext:value-type="float">
            <text:p>66.5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8601996" calcext:value-type="float">
            <text:p>52.86019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3814002" calcext:value-type="float">
            <text:p>47.3814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1020006" calcext:value-type="float">
            <text:p>44.1020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192" calcext:value-type="float">
            <text:p>92.31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8468018" calcext:value-type="float">
            <text:p>70.8468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9881988" calcext:value-type="float">
            <text:p>52.98819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9830002" calcext:value-type="float">
            <text:p>49.9830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8618004" calcext:value-type="float">
            <text:p>42.8618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7678002" calcext:value-type="float">
            <text:p>40.7678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.442801" calcext:value-type="float">
            <text:p>175.442801</text:p>
          </table:table-cell>
          <table:table-cell office:value-type="float" office:value="0.519590436771" calcext:value-type="float">
            <text:p>0.5195904368</text:p>
          </table:table-cell>
          <table:table-cell table:formula="of:= [.B20] * [.C20] / [.G20]" office:value-type="float" office:value="3825.10992856298" calcext:value-type="float">
            <text:p>3825.1099285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.9364014" calcext:value-type="float">
            <text:p>108.9364014</text:p>
          </table:table-cell>
          <table:table-cell office:value-type="float" office:value="0.625614572578" calcext:value-type="float">
            <text:p>0.6256145726</text:p>
          </table:table-cell>
          <table:table-cell table:formula="of:= [.B21] * [.C21] / [.G21]" office:value-type="float" office:value="3080.18252565483" calcext:value-type="float">
            <text:p>3080.18252565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.6501982" calcext:value-type="float">
            <text:p>73.6501982</text:p>
          </table:table-cell>
          <table:table-cell office:value-type="float" office:value="0.752475905761" calcext:value-type="float">
            <text:p>0.7524759058</text:p>
          </table:table-cell>
          <table:table-cell table:formula="of:= [.B22] * [.C22] / [.G22]" office:value-type="float" office:value="2277.95720989655" calcext:value-type="float">
            <text:p>2277.95720989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5290006" calcext:value-type="float">
            <text:p>55.5290006</text:p>
          </table:table-cell>
          <table:table-cell office:value-type="float" office:value="0.916166332012" calcext:value-type="float">
            <text:p>0.916166332</text:p>
          </table:table-cell>
          <table:table-cell table:formula="of:= [.B23] * [.C23] / [.G23]" office:value-type="float" office:value="1510.67008398491" calcext:value-type="float">
            <text:p>1510.67008398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5033996" calcext:value-type="float">
            <text:p>46.5033996</text:p>
          </table:table-cell>
          <table:table-cell office:value-type="float" office:value="0.970681743448" calcext:value-type="float">
            <text:p>0.9706817434</text:p>
          </table:table-cell>
          <table:table-cell table:formula="of:= [.B24] * [.C24] / [.G24]" office:value-type="float" office:value="901.934059891828" calcext:value-type="float">
            <text:p>901.93405989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178" calcext:value-type="float">
            <text:p>43.4178</text:p>
          </table:table-cell>
          <table:table-cell office:value-type="float" office:value="0.946703895637" calcext:value-type="float">
            <text:p>0.9467038956</text:p>
          </table:table-cell>
          <table:table-cell table:formula="of:= [.B25] * [.C25] / [.G25]" office:value-type="float" office:value="483.004666288941" calcext:value-type="float">
            <text:p>483.00466628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.2273988" calcext:value-type="float">
            <text:p>177.2273988</text:p>
          </table:table-cell>
          <table:table-cell office:value-type="float" office:value="0.514918136913" calcext:value-type="float">
            <text:p>0.5149181369</text:p>
          </table:table-cell>
          <table:table-cell table:formula="of:= [.B26] * [.C26] / [.G26]" office:value-type="float" office:value="3786.59284367943" calcext:value-type="float">
            <text:p>3786.59284367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.6395996" calcext:value-type="float">
            <text:p>111.6395996</text:p>
          </table:table-cell>
          <table:table-cell office:value-type="float" office:value="0.596240045992" calcext:value-type="float">
            <text:p>0.596240046</text:p>
          </table:table-cell>
          <table:table-cell table:formula="of:= [.B27] * [.C27] / [.G27]" office:value-type="float" office:value="3005.60017415182" calcext:value-type="float">
            <text:p>3005.6001741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3051988" calcext:value-type="float">
            <text:p>75.3051988</text:p>
          </table:table-cell>
          <table:table-cell office:value-type="float" office:value="0.701946219416" calcext:value-type="float">
            <text:p>0.7019462194</text:p>
          </table:table-cell>
          <table:table-cell table:formula="of:= [.B28] * [.C28] / [.G28]" office:value-type="float" office:value="2227.8408751774" calcext:value-type="float">
            <text:p>2227.8408751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9551986" calcext:value-type="float">
            <text:p>55.9551986</text:p>
          </table:table-cell>
          <table:table-cell office:value-type="float" office:value="0.84677387241" calcext:value-type="float">
            <text:p>0.8467738724</text:p>
          </table:table-cell>
          <table:table-cell table:formula="of:= [.B29] * [.C29] / [.G29]" office:value-type="float" office:value="1499.05642547393" calcext:value-type="float">
            <text:p>1499.05642547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2862002" calcext:value-type="float">
            <text:p>44.2862002</text:p>
          </table:table-cell>
          <table:table-cell office:value-type="float" office:value="0.99584069983" calcext:value-type="float">
            <text:p>0.9958406998</text:p>
          </table:table-cell>
          <table:table-cell table:formula="of:= [.B30] * [.C30] / [.G30]" office:value-type="float" office:value="946.931545506584" calcext:value-type="float">
            <text:p>946.93154550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992004" calcext:value-type="float">
            <text:p>43.4992004</text:p>
          </table:table-cell>
          <table:table-cell office:value-type="float" office:value="1.01358184966" calcext:value-type="float">
            <text:p>1.0135818497</text:p>
          </table:table-cell>
          <table:table-cell table:formula="of:= [.B31] * [.C31] / [.G31]" office:value-type="float" office:value="482.031849026816" calcext:value-type="float">
            <text:p>482.03184902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.3568024" calcext:value-type="float">
            <text:p>182.3568024</text:p>
          </table:table-cell>
          <table:table-cell office:value-type="float" office:value="0.506255860955" calcext:value-type="float">
            <text:p>0.506255861</text:p>
          </table:table-cell>
          <table:table-cell table:formula="of:= [.B32] * [.C32] / [.G32]" office:value-type="float" office:value="3680.08207628014" calcext:value-type="float">
            <text:p>3680.08207628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5020006" calcext:value-type="float">
            <text:p>109.5020006</text:p>
          </table:table-cell>
          <table:table-cell office:value-type="float" office:value="0.646990935433" calcext:value-type="float">
            <text:p>0.6469909354</text:p>
          </table:table-cell>
          <table:table-cell table:formula="of:= [.B33] * [.C33] / [.G33]" office:value-type="float" office:value="3064.19972385418" calcext:value-type="float">
            <text:p>3064.19972385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5966004" calcext:value-type="float">
            <text:p>75.5966004</text:p>
          </table:table-cell>
          <table:table-cell office:value-type="float" office:value="0.70093362029" calcext:value-type="float">
            <text:p>0.7009336203</text:p>
          </table:table-cell>
          <table:table-cell table:formula="of:= [.B34] * [.C34] / [.G34]" office:value-type="float" office:value="2219.14741023196" calcext:value-type="float">
            <text:p>2219.147410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.0188004" calcext:value-type="float">
            <text:p>57.0188004</text:p>
          </table:table-cell>
          <table:table-cell office:value-type="float" office:value="0.876605608139" calcext:value-type="float">
            <text:p>0.8766056081</text:p>
          </table:table-cell>
          <table:table-cell table:formula="of:= [.B35] * [.C35] / [.G35]" office:value-type="float" office:value="1470.95342959899" calcext:value-type="float">
            <text:p>1470.9534295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9635994" calcext:value-type="float">
            <text:p>48.9635994</text:p>
          </table:table-cell>
          <table:table-cell office:value-type="float" office:value="0.875380914092" calcext:value-type="float">
            <text:p>0.8753809141</text:p>
          </table:table-cell>
          <table:table-cell table:formula="of:= [.B36] * [.C36] / [.G36]" office:value-type="float" office:value="856.472982253833" calcext:value-type="float">
            <text:p>856.47298225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1964004" calcext:value-type="float">
            <text:p>43.1964004</text:p>
          </table:table-cell>
          <table:table-cell office:value-type="float" office:value="0.943777718108" calcext:value-type="float">
            <text:p>0.9437777181</text:p>
          </table:table-cell>
          <table:table-cell table:formula="of:= [.B37] * [.C37] / [.G37]" office:value-type="float" office:value="485.225616160369" calcext:value-type="float">
            <text:p>485.22561616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 ([.H20] + [.H26] + [.H32]) / 3" office:value-type="float" office:value="0.513588144879667" calcext:value-type="float">
            <text:p>0.5135881449</text:p>
          </table:table-cell>
          <table:table-cell table:formula="of:= [.B38] * [.C38] / [.G38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 ([.H21] + [.H27] + [.H33]) / 3" office:value-type="float" office:value="0.622948518001" calcext:value-type="float">
            <text:p>0.622948518</text:p>
          </table:table-cell>
          <table:table-cell table:formula="of:= [.B39] * [.C39] / [.G39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 ([.H22] + [.H28] + [.H34]) / 3" office:value-type="float" office:value="0.718451915155667" calcext:value-type="float">
            <text:p>0.7184519152</text:p>
          </table:table-cell>
          <table:table-cell table:formula="of:= [.B40] * [.C40] / [.G40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 ([.H23] + [.H29] + [.H35]) / 3" office:value-type="float" office:value="0.879848604187" calcext:value-type="float">
            <text:p>0.8798486042</text:p>
          </table:table-cell>
          <table:table-cell table:formula="of:= [.B41] * [.C41] / [.G41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 ([.H24] + [.H30] + [.H36]) / 3" office:value-type="float" office:value="0.947301119123333" calcext:value-type="float">
            <text:p>0.9473011191</text:p>
          </table:table-cell>
          <table:table-cell table:formula="of:= [.B42] * [.C42] / [.G42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formula="of:= ([.H25] + [.H31] + [.H37]) / 3" office:value-type="float" office:value="0.968021154468333" calcext:value-type="float">
            <text:p>0.9680211545</text:p>
          </table:table-cell>
          <table:table-cell table:formula="of:= [.B43] * [.C43] / [.G43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0.1404 * LN([.D44]) + 0.0797" office:value-type="float" office:value="0.402982947056364" calcext:value-type="float">
            <text:p>0.4029829471</text:p>
          </table:table-cell>
          <table:table-cell table:formula="of:= [.B44] * [.C44] / [.G44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 0.1404 * LN([.D45]) + 0.0797" office:value-type="float" office:value="0.531630165811495" calcext:value-type="float">
            <text:p>0.5316301658</text:p>
          </table:table-cell>
          <table:table-cell table:formula="of:= [.B45] * [.C45] / [.G45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 0.1404 * LN([.D46]) + 0.0797" office:value-type="float" office:value="0.628948029962112" calcext:value-type="float">
            <text:p>0.62894803</text:p>
          </table:table-cell>
          <table:table-cell table:formula="of:= [.B46] * [.C46] / [.G46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 0.1404 * LN([.D47]) + 0.0797" office:value-type="float" office:value="0.726265894112728" calcext:value-type="float">
            <text:p>0.7262658941</text:p>
          </table:table-cell>
          <table:table-cell table:formula="of:= [.B47] * [.C47] / [.G47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 0.1404 * LN([.D48]) + 0.0797" office:value-type="float" office:value="0.823583758263344" calcext:value-type="float">
            <text:p>0.8235837583</text:p>
          </table:table-cell>
          <table:table-cell table:formula="of:= [.B48] * [.C48] / [.G48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 0.1404 * LN([.D49]) + 0.0797" office:value-type="float" office:value="0.920901622413961" calcext:value-type="float">
            <text:p>0.9209016224</text:p>
          </table:table-cell>
          <table:table-cell table:formula="of:= [.B49] * [.C49] / [.G49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formula="of:= 0.1404 * LN([.D50]) + 0.0797" office:value-type="float" office:value="1.01821948656458" calcext:value-type="float">
            <text:p>1.0182194866</text:p>
          </table:table-cell>
          <table:table-cell table:formula="of:= [.B50] * [.C50] / [.G50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 0.1404 * LN([.D51]) + 0.0797" office:value-type="float" office:value="1.04954884116909" calcext:value-type="float">
            <text:p>1.0495488412</text:p>
          </table:table-cell>
          <table:table-cell table:formula="of:= [.B51] * [.C51] / [.G51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 table:number-rows-repeated="104850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xp_2" table:style-name="ta1">
        <table:shapes>
          <draw:frame draw:z-index="0" draw:style-name="gr1" draw:text-style-name="P1" svg:width="10in" svg:height="7in" svg:x="0in" svg:y="0in">
            <draw:object draw:notify-on-update-of-ranges="exp_2.C1:exp_2.C1 exp_2.C2:exp_2.C6 exp_2.J1:exp_2.J1 exp_2.J2:exp_2.J6 exp_2.C7:exp_2.C12 exp_2.J7:exp_2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visibility="collapse" table:number-columns-repeated="2" table:default-cell-style-name="Default"/>
        <table:table-column table:style-name="co9" table:default-cell-style-name="Default"/>
        <table:table-column table:style-name="co9" table:visibility="collapse" table:number-columns-repeated="6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 /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0.6224002" calcext:value-type="float">
            <text:p>970.6224002</text:p>
          </table:table-cell>
          <table:table-cell office:value-type="float" office:value="1" calcext:value-type="float">
            <text:p>1</text:p>
          </table:table-cell>
          <table:table-cell table:formula="of:= [.B2] * [.C2]" office:value-type="float" office:value="1048576" calcext:value-type="float">
            <text:p>1048576</text:p>
          </table:table-cell>
          <table:table-cell table:formula="of:= [.I2] / [.G2]" office:value-type="float" office:value="1080.31300306271" calcext:value-type="float">
            <text:p>1080.313003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4.849402" calcext:value-type="float">
            <text:p>804.849402</text:p>
          </table:table-cell>
          <table:table-cell office:value-type="float" office:value="1" calcext:value-type="float">
            <text:p>1</text:p>
          </table:table-cell>
          <table:table-cell table:formula="of:= [.B3] * [.C3]" office:value-type="float" office:value="1048576" calcext:value-type="float">
            <text:p>1048576</text:p>
          </table:table-cell>
          <table:table-cell table:formula="of:= [.I3] / [.G3]" office:value-type="float" office:value="1302.82261177601" calcext:value-type="float">
            <text:p>1302.822611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.7659976" calcext:value-type="float">
            <text:p>492.7659976</text:p>
          </table:table-cell>
          <table:table-cell office:value-type="float" office:value="1" calcext:value-type="float">
            <text:p>1</text:p>
          </table:table-cell>
          <table:table-cell table:formula="of:= [.B4] * [.C4]" office:value-type="float" office:value="1048576" calcext:value-type="float">
            <text:p>1048576</text:p>
          </table:table-cell>
          <table:table-cell table:formula="of:= [.I4] / [.G4]" office:value-type="float" office:value="2127.93903213098" calcext:value-type="float">
            <text:p>2127.939032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.1175904" calcext:value-type="float">
            <text:p>321.1175904</text:p>
          </table:table-cell>
          <table:table-cell office:value-type="float" office:value="1" calcext:value-type="float">
            <text:p>1</text:p>
          </table:table-cell>
          <table:table-cell table:formula="of:= [.B5] * [.C5]" office:value-type="float" office:value="1048576" calcext:value-type="float">
            <text:p>1048576</text:p>
          </table:table-cell>
          <table:table-cell table:formula="of:= [.I5] / [.G5]" office:value-type="float" office:value="3265.39570346751" calcext:value-type="float">
            <text:p>3265.39570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.6739988" calcext:value-type="float">
            <text:p>297.6739988</text:p>
          </table:table-cell>
          <table:table-cell office:value-type="float" office:value="1" calcext:value-type="float">
            <text:p>1</text:p>
          </table:table-cell>
          <table:table-cell table:formula="of:= [.B6] * [.C6]" office:value-type="float" office:value="1048576" calcext:value-type="float">
            <text:p>1048576</text:p>
          </table:table-cell>
          <table:table-cell table:formula="of:= [.I6] / [.G6]" office:value-type="float" office:value="3522.56496780733" calcext:value-type="float">
            <text:p>3522.564967807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 987.8244 * LN([.C7]) + 890.3917" office:value-type="float" office:value="890.3917" calcext:value-type="float">
            <text:p>890.39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formula="of:= 987.8244 * LN([.C8]) + 890.3917" office:value-type="float" office:value="1575.09939774832" calcext:value-type="float">
            <text:p>1575.099397748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table:formula="of:= 987.8244 * LN([.C9]) + 890.3917" office:value-type="float" office:value="2259.80709549664" calcext:value-type="float">
            <text:p>2259.807095496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table:formula="of:= 987.8244 * LN([.C10]) + 890.3917" office:value-type="float" office:value="2944.51479324496" calcext:value-type="float">
            <text:p>2944.51479324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  <table:table-cell table:formula="of:= 987.8244 * LN([.C11]) + 890.3917" office:value-type="float" office:value="3629.22249099328" calcext:value-type="float">
            <text:p>3629.2224909933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table:formula="of:= 987.8244 * LN([.C12]) + 890.3917" office:value-type="float" office:value="4313.9301887416" calcext:value-type="float">
            <text:p>4313.9301887416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p_4" table:style-name="ta1">
        <table:shapes>
          <draw:frame draw:z-index="0" draw:style-name="gr1" draw:text-style-name="P1" svg:width="10in" svg:height="7in" svg:x="-0.0067in" svg:y="0in">
            <draw:object draw:notify-on-update-of-ranges="exp_4.D26:exp_4.D26 exp_4.H26:exp_4.H31 exp_4.C26:exp_4.C31 exp_4.D32:exp_4.D32 exp_4.H32:exp_4.H37 exp_4.C32:exp_4.C37 exp_4.D38:exp_4.D38 exp_4.H38:exp_4.H43 exp_4.C38:exp_4.C43 exp_4.D44:exp_4.D44 exp_4.H44:exp_4.H49 exp_4.C44:exp_4.C4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.2970032" calcext:value-type="float">
            <text:p>303.29700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.326001" calcext:value-type="float">
            <text:p>585.3260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3.4956056" calcext:value-type="float">
            <text:p>1163.49560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.8888184" calcext:value-type="float">
            <text:p>2321.888818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.5822264" calcext:value-type="float">
            <text:p>4640.5822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79.8978514" calcext:value-type="float">
            <text:p>9279.89785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.2514038" calcext:value-type="float">
            <text:p>582.25140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4.0569826" calcext:value-type="float">
            <text:p>1144.05698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0645998" calcext:value-type="float">
            <text:p>2272.06459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0.7388672" calcext:value-type="float">
            <text:p>4550.73886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5.7113282" calcext:value-type="float">
            <text:p>9115.71132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1.0304688" calcext:value-type="float">
            <text:p>18211.03046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.2286378" calcext:value-type="float">
            <text:p>1149.22863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1.5782226" calcext:value-type="float">
            <text:p>2271.57822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4.1505858" calcext:value-type="float">
            <text:p>4534.15058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8.8976562" calcext:value-type="float">
            <text:p>9008.89765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9.048828" calcext:value-type="float">
            <text:p>18099.048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13.71875" calcext:value-type="float">
            <text:p>36013.718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9191896" calcext:value-type="float">
            <text:p>2272.91918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95.3702148" calcext:value-type="float">
            <text:p>4495.37021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0.2718748" calcext:value-type="float">
            <text:p>9000.27187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52.1558594" calcext:value-type="float">
            <text:p>17852.1558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76.171094" calcext:value-type="float">
            <text:p>35876.1710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486.4671876" calcext:value-type="float">
            <text:p>71486.4671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885199" calcext:value-type="float">
            <text:p>393.885199</text:p>
          </table:table-cell>
          <table:table-cell office:value-type="float" office:value="0.770013709502" calcext:value-type="float">
            <text:p>0.770013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.6589966" calcext:value-type="float">
            <text:p>392.6589966</text:p>
          </table:table-cell>
          <table:table-cell office:value-type="float" office:value="1.49067258376" calcext:value-type="float">
            <text:p>1.4906725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7.4530032" calcext:value-type="float">
            <text:p>407.4530032</text:p>
          </table:table-cell>
          <table:table-cell office:value-type="float" office:value="2.85553326755" calcext:value-type="float">
            <text:p>2.8555332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6.6363954" calcext:value-type="float">
            <text:p>416.6363954</text:p>
          </table:table-cell>
          <table:table-cell office:value-type="float" office:value="5.5729380439" calcext:value-type="float">
            <text:p>5.5729380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5.3737916" calcext:value-type="float">
            <text:p>585.3737916</text:p>
          </table:table-cell>
          <table:table-cell office:value-type="float" office:value="7.92755380065" calcext:value-type="float">
            <text:p>7.9275538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.6244018" calcext:value-type="float">
            <text:p>1024.6244018</text:p>
          </table:table-cell>
          <table:table-cell office:value-type="float" office:value="9.05687765692" calcext:value-type="float">
            <text:p>9.0568776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.691394" calcext:value-type="float">
            <text:p>672.691394</text:p>
          </table:table-cell>
          <table:table-cell office:value-type="float" office:value="0.865555006342" calcext:value-type="float">
            <text:p>0.8655550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3.922803" calcext:value-type="float">
            <text:p>683.922803</text:p>
          </table:table-cell>
          <table:table-cell office:value-type="float" office:value="1.67278672035" calcext:value-type="float">
            <text:p>1.6727867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8.0641968" calcext:value-type="float">
            <text:p>718.0641968</text:p>
          </table:table-cell>
          <table:table-cell office:value-type="float" office:value="3.16415246704" calcext:value-type="float">
            <text:p>3.164152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4.6718016" calcext:value-type="float">
            <text:p>734.6718016</text:p>
          </table:table-cell>
          <table:table-cell office:value-type="float" office:value="6.19424735955" calcext:value-type="float">
            <text:p>6.1942473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7.6715822" calcext:value-type="float">
            <text:p>977.6715822</text:p>
          </table:table-cell>
          <table:table-cell office:value-type="float" office:value="9.32389924609" calcext:value-type="float">
            <text:p>9.3238992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8.1263914" calcext:value-type="float">
            <text:p>1618.1263914</text:p>
          </table:table-cell>
          <table:table-cell office:value-type="float" office:value="11.2543930842" calcext:value-type="float">
            <text:p>11.2543930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3.4095948" calcext:value-type="float">
            <text:p>1253.4095948</text:p>
          </table:table-cell>
          <table:table-cell office:value-type="float" office:value="0.916881953487" calcext:value-type="float">
            <text:p>0.9168819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0.9463868" calcext:value-type="float">
            <text:p>1260.9463868</text:p>
          </table:table-cell>
          <table:table-cell office:value-type="float" office:value="1.80148676136" calcext:value-type="float">
            <text:p>1.8014867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9.9127932" calcext:value-type="float">
            <text:p>1339.9127932</text:p>
          </table:table-cell>
          <table:table-cell office:value-type="float" office:value="3.38391469117" calcext:value-type="float">
            <text:p>3.3839146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7.141992" calcext:value-type="float">
            <text:p>1357.141992</text:p>
          </table:table-cell>
          <table:table-cell office:value-type="float" office:value="6.63813934673" calcext:value-type="float">
            <text:p>6.638139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7.6065672" calcext:value-type="float">
            <text:p>1707.6065672</text:p>
          </table:table-cell>
          <table:table-cell office:value-type="float" office:value="10.599074269" calcext:value-type="float">
            <text:p>10.5990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07.1131346" calcext:value-type="float">
            <text:p>2907.1131346</text:p>
          </table:table-cell>
          <table:table-cell office:value-type="float" office:value="12.3881380196" calcext:value-type="float">
            <text:p>12.388138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3.1773926" calcext:value-type="float">
            <text:p>2383.1773926</text:p>
          </table:table-cell>
          <table:table-cell office:value-type="float" office:value="0.953734789805" calcext:value-type="float">
            <text:p>0.9537347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2.1169432" calcext:value-type="float">
            <text:p>2402.1169432</text:p>
          </table:table-cell>
          <table:table-cell office:value-type="float" office:value="1.87142021854" calcext:value-type="float">
            <text:p>1.8714202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0.9012204" calcext:value-type="float">
            <text:p>2570.9012204</text:p>
          </table:table-cell>
          <table:table-cell office:value-type="float" office:value="3.50082368135" calcext:value-type="float">
            <text:p>3.5008236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.9593748" calcext:value-type="float">
            <text:p>2600.9593748</text:p>
          </table:table-cell>
          <table:table-cell office:value-type="float" office:value="6.86368116025" calcext:value-type="float">
            <text:p>6.8636811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24.1401854" calcext:value-type="float">
            <text:p>3224.1401854</text:p>
          </table:table-cell>
          <table:table-cell office:value-type="float" office:value="11.1273607942" calcext:value-type="float">
            <text:p>11.1273607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41.2787108" calcext:value-type="float">
            <text:p>5641.2787108</text:p>
          </table:table-cell>
          <table:table-cell office:value-type="float" office:value="12.672032504" calcext:value-type="float">
            <text:p>12.672032504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p_5" table:style-name="ta1">
        <table:shapes>
          <draw:frame draw:z-index="0" draw:style-name="gr1" draw:text-style-name="P1" svg:width="10in" svg:height="7in" svg:x="-0.0114in" svg:y="0in">
            <draw:object draw:notify-on-update-of-ranges="exp_5.D26:exp_5.D26 exp_5.H26:exp_5.H31 exp_5.C26:exp_5.C31 exp_5.D32:exp_5.D32 exp_5.H32:exp_5.H37 exp_5.C32:exp_5.C37 exp_5.D38:exp_5.D38 exp_5.H38:exp_5.H43 exp_5.C38:exp_5.C43 exp_5.C44:exp_5.C49 exp_5.D44:exp_5.D44 exp_5.H44:exp_5.H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.864801" calcext:value-type="float">
            <text:p>308.864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.5341916" calcext:value-type="float">
            <text:p>595.53419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.3677978" calcext:value-type="float">
            <text:p>1189.36779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6.0485838" calcext:value-type="float">
            <text:p>2366.04858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1.4731444" calcext:value-type="float">
            <text:p>4711.47314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8.3945312" calcext:value-type="float">
            <text:p>9448.39453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.6578004" calcext:value-type="float">
            <text:p>578.65780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6.247412" calcext:value-type="float">
            <text:p>1156.2474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.0365722" calcext:value-type="float">
            <text:p>2309.03657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8.6536136" calcext:value-type="float">
            <text:p>4598.65361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.647461" calcext:value-type="float">
            <text:p>9212.64746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0.1351564" calcext:value-type="float">
            <text:p>18440.13515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.3333986" calcext:value-type="float">
            <text:p>1141.33339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8.4021486" calcext:value-type="float">
            <text:p>2268.40214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7.862207" calcext:value-type="float">
            <text:p>4527.8622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2.758594" calcext:value-type="float">
            <text:p>9042.758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64.2347658" calcext:value-type="float">
            <text:p>18164.23476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82.209375" calcext:value-type="float">
            <text:p>36282.2093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.250586" calcext:value-type="float">
            <text:p>2260.2505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8.3754882" calcext:value-type="float">
            <text:p>4508.37548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86.9011718" calcext:value-type="float">
            <text:p>8986.90117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98.1828126" calcext:value-type="float">
            <text:p>17998.18281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18.2734376" calcext:value-type="float">
            <text:p>36218.273437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02.6437502" calcext:value-type="float">
            <text:p>72002.643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.3419982" calcext:value-type="float">
            <text:p>398.3419982</text:p>
          </table:table-cell>
          <table:table-cell office:value-type="float" office:value="0.775375939257" calcext:value-type="float">
            <text:p>0.7753759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9.6016054" calcext:value-type="float">
            <text:p>429.6016054</text:p>
          </table:table-cell>
          <table:table-cell office:value-type="float" office:value="1.38624759338" calcext:value-type="float">
            <text:p>1.3862475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.387811" calcext:value-type="float">
            <text:p>533.387811</text:p>
          </table:table-cell>
          <table:table-cell office:value-type="float" office:value="2.2298368528" calcext:value-type="float">
            <text:p>2.2298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.755005" calcext:value-type="float">
            <text:p>683.755005</text:p>
          </table:table-cell>
          <table:table-cell office:value-type="float" office:value="3.46037479287" calcext:value-type="float">
            <text:p>3.4603747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7.0356078" calcext:value-type="float">
            <text:p>717.0356078</text:p>
          </table:table-cell>
          <table:table-cell office:value-type="float" office:value="6.57076593289" calcext:value-type="float">
            <text:p>6.5707659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7.3140138" calcext:value-type="float">
            <text:p>1467.3140138</text:p>
          </table:table-cell>
          <table:table-cell office:value-type="float" office:value="6.43924507116" calcext:value-type="float">
            <text:p>6.4392450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.7407958" calcext:value-type="float">
            <text:p>687.7407958</text:p>
          </table:table-cell>
          <table:table-cell office:value-type="float" office:value="0.841389377995" calcext:value-type="float">
            <text:p>0.841389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1.504187" calcext:value-type="float">
            <text:p>771.504187</text:p>
          </table:table-cell>
          <table:table-cell office:value-type="float" office:value="1.49869233568" calcext:value-type="float">
            <text:p>1.4986923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0.568579" calcext:value-type="float">
            <text:p>970.568579</text:p>
          </table:table-cell>
          <table:table-cell office:value-type="float" office:value="2.37905555791" calcext:value-type="float">
            <text:p>2.379055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5.1659912" calcext:value-type="float">
            <text:p>1285.1659912</text:p>
          </table:table-cell>
          <table:table-cell office:value-type="float" office:value="3.57825654047" calcext:value-type="float">
            <text:p>3.5782565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3.0472166" calcext:value-type="float">
            <text:p>1293.0472166</text:p>
          </table:table-cell>
          <table:table-cell office:value-type="float" office:value="7.12475719582" calcext:value-type="float">
            <text:p>7.124757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.0914062" calcext:value-type="float">
            <text:p>2729.0914062</text:p>
          </table:table-cell>
          <table:table-cell office:value-type="float" office:value="6.75687707437" calcext:value-type="float">
            <text:p>6.7568770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2.3973878" calcext:value-type="float">
            <text:p>1242.3973878</text:p>
          </table:table-cell>
          <table:table-cell office:value-type="float" office:value="0.918654055303" calcext:value-type="float">
            <text:p>0.9186540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7.156006" calcext:value-type="float">
            <text:p>1417.156006</text:p>
          </table:table-cell>
          <table:table-cell office:value-type="float" office:value="1.6006721483" calcext:value-type="float">
            <text:p>1.60067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8.4869628" calcext:value-type="float">
            <text:p>1848.4869628</text:p>
          </table:table-cell>
          <table:table-cell office:value-type="float" office:value="2.44949642498" calcext:value-type="float">
            <text:p>2.449496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5.7083496" calcext:value-type="float">
            <text:p>2465.7083496</text:p>
          </table:table-cell>
          <table:table-cell office:value-type="float" office:value="3.66740802718" calcext:value-type="float">
            <text:p>3.6674080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7.4930176" calcext:value-type="float">
            <text:p>2477.4930176</text:p>
          </table:table-cell>
          <table:table-cell office:value-type="float" office:value="7.33169968059" calcext:value-type="float">
            <text:p>7.3316996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93.2333984" calcext:value-type="float">
            <text:p>5593.2333984</text:p>
          </table:table-cell>
          <table:table-cell office:value-type="float" office:value="6.48680410608" calcext:value-type="float">
            <text:p>6.4868041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1.3914064" calcext:value-type="float">
            <text:p>2381.3914064</text:p>
          </table:table-cell>
          <table:table-cell office:value-type="float" office:value="0.949130235343" calcext:value-type="float">
            <text:p>0.9491302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5.1412112" calcext:value-type="float">
            <text:p>2725.1412112</text:p>
          </table:table-cell>
          <table:table-cell office:value-type="float" office:value="1.65436399027" calcext:value-type="float">
            <text:p>1.654363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82.439209" calcext:value-type="float">
            <text:p>3582.439209</text:p>
          </table:table-cell>
          <table:table-cell office:value-type="float" office:value="2.5085983732" calcext:value-type="float">
            <text:p>2.5085983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38.2277342" calcext:value-type="float">
            <text:p>4838.2277342</text:p>
          </table:table-cell>
          <table:table-cell office:value-type="float" office:value="3.71999496538" calcext:value-type="float">
            <text:p>3.719994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0.0060546" calcext:value-type="float">
            <text:p>4850.0060546</text:p>
          </table:table-cell>
          <table:table-cell office:value-type="float" office:value="7.46767592243" calcext:value-type="float">
            <text:p>7.4676759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21.9337888" calcext:value-type="float">
            <text:p>10721.9337888</text:p>
          </table:table-cell>
          <table:table-cell office:value-type="float" office:value="6.71545312334" calcext:value-type="float">
            <text:p>6.7154531233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master.A1:master.H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1" table:target-range-address="exp_1.A1:exp_1.H1048576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3" table:target-range-address="exp_4.A1:exp_4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exp_5.A1:exp_5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2-04T01:38:36.577013492</dc:date>
    <dc:creator>Minke Zhang</dc:creator>
    <meta:editing-duration>PT2H14M23S</meta:editing-duration>
    <meta:editing-cycles>29</meta:editing-cycles>
    <meta:document-statistic meta:table-count="5" meta:cell-count="23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4" chart:maximum="1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cm" chart:symbol-height="0cm">
        <chart:symbol-image xlink:href="Pictures/2000000D000000DD000000DDF0FBC139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10.804cm" svg:y="0.491cm" chart:style-name="ch2">
          <text:p>Speedup vs. Work</text:p>
        </chart:title>
        <chart:legend chart:legend-position="end" svg:x="23.687cm" svg:y="7.844cm" style:legend-expansion="high" chart:style-name="ch3"/>
        <chart:plot-area chart:style-name="ch4" table:cell-range-address="exp_1.D20:exp_1.D25 exp_1.C20:exp_1.C20 exp_1.H20:exp_1.H37 exp_1.C26:exp_1.C26 exp_1.C32:exp_1.C32 exp_1.C44:exp_1.C44 exp_1.H44:exp_1.H51" chart:data-source-has-labels="row" svg:x="1.519cm" svg:y="2.361cm" svg:width="21.152cm" svg:height="14.084cm">
          <chartooo:coordinate-region svg:x="2.246cm" svg:y="2.56cm" svg:width="20.053cm" svg:height="13.238cm"/>
          <chart:axis chart:dimension="x" chart:name="primary-x" chart:style-name="ch5">
            <chart:title svg:x="11.681cm" svg:y="16.8cm" chart:style-name="ch6">
              <text:p>Work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122cm" chart:style-name="ch9">
              <text:p>Speedup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exp_1.H20:exp_1.H25" chart:label-cell-address="exp_1.C20:exp_1.C20" chart:class="chart:scatter">
            <chart:domain table:cell-range-address="exp_1.D20:exp_1.D25"/>
            <chart:data-point chart:repeated="6"/>
          </chart:series>
          <chart:series chart:style-name="ch11" chart:values-cell-range-address="exp_1.H26:exp_1.H31" chart:label-cell-address="exp_1.C26:exp_1.C26" chart:class="chart:scatter">
            <chart:domain table:cell-range-address="exp_1.D26:exp_1.D31"/>
            <chart:data-point chart:repeated="6"/>
          </chart:series>
          <chart:series chart:style-name="ch12" chart:values-cell-range-address="exp_1.H32:exp_1.H37" chart:label-cell-address="exp_1.C32:exp_1.C32" chart:class="chart:scatter">
            <chart:domain table:cell-range-address="exp_1.D32:exp_1.D37"/>
            <chart:data-point chart:repeated="6"/>
          </chart:series>
          <chart:series chart:style-name="ch13" chart:values-cell-range-address="exp_1.H44:exp_1.H51" chart:label-cell-address="exp_1.C44:exp_1.C44" chart:class="chart:scatter">
            <chart:domain table:cell-range-address="exp_1.D44:exp_1.D51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</text:p>
                <draw:g>
                  <svg:desc>exp_1.C20:exp_1.C2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8</text:p>
                <draw:g>
                  <svg:desc>exp_1.C26:exp_1.C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6</text:p>
                <draw:g>
                  <svg:desc>exp_1.C32:exp_1.C3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t</text:p>
                <draw:g>
                  <svg:desc>exp_1.C44:exp_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exp_1.D20:exp_1.D25</svg:desc>
                </draw:g>
              </table:table-cell>
              <table:table-cell office:value-type="float" office:value="0.519590436771">
                <text:p>0.519590436771</text:p>
                <draw:g>
                  <svg:desc>exp_1.H20:exp_1.H25</svg:desc>
                </draw:g>
              </table:table-cell>
              <table:table-cell office:value-type="float" office:value="25">
                <text:p>25</text:p>
                <draw:g>
                  <svg:desc>exp_1.D26:exp_1.D31</svg:desc>
                </draw:g>
              </table:table-cell>
              <table:table-cell office:value-type="float" office:value="0.514918136913">
                <text:p>0.514918136913</text:p>
                <draw:g>
                  <svg:desc>exp_1.H26:exp_1.H31</svg:desc>
                </draw:g>
              </table:table-cell>
              <table:table-cell office:value-type="float" office:value="25">
                <text:p>25</text:p>
                <draw:g>
                  <svg:desc>exp_1.D32:exp_1.D37</svg:desc>
                </draw:g>
              </table:table-cell>
              <table:table-cell office:value-type="float" office:value="0.506255860955">
                <text:p>0.506255860955</text:p>
                <draw:g>
                  <svg:desc>exp_1.H32:exp_1.H37</svg:desc>
                </draw:g>
              </table:table-cell>
              <table:table-cell office:value-type="float" office:value="10">
                <text:p>10</text:p>
                <draw:g>
                  <svg:desc>exp_1.D44:exp_1.D51</svg:desc>
                </draw:g>
              </table:table-cell>
              <table:table-cell office:value-type="float" office:value="0.402982947056364">
                <text:p>0.402982947056364</text:p>
                <draw:g>
                  <svg:desc>exp_1.H44:exp_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625614572578">
                <text:p>0.625614572578</text:p>
              </table:table-cell>
              <table:table-cell office:value-type="float" office:value="50">
                <text:p>50</text:p>
              </table:table-cell>
              <table:table-cell office:value-type="float" office:value="0.596240045992">
                <text:p>0.596240045992</text:p>
              </table:table-cell>
              <table:table-cell office:value-type="float" office:value="50">
                <text:p>50</text:p>
              </table:table-cell>
              <table:table-cell office:value-type="float" office:value="0.646990935433">
                <text:p>0.646990935433</text:p>
              </table:table-cell>
              <table:table-cell office:value-type="float" office:value="25">
                <text:p>25</text:p>
              </table:table-cell>
              <table:table-cell office:value-type="float" office:value="0.531630165811495">
                <text:p>0.531630165811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752475905761">
                <text:p>0.752475905761</text:p>
              </table:table-cell>
              <table:table-cell office:value-type="float" office:value="100">
                <text:p>100</text:p>
              </table:table-cell>
              <table:table-cell office:value-type="float" office:value="0.701946219416">
                <text:p>0.701946219416</text:p>
              </table:table-cell>
              <table:table-cell office:value-type="float" office:value="100">
                <text:p>100</text:p>
              </table:table-cell>
              <table:table-cell office:value-type="float" office:value="0.70093362029">
                <text:p>0.70093362029</text:p>
              </table:table-cell>
              <table:table-cell office:value-type="float" office:value="50">
                <text:p>50</text:p>
              </table:table-cell>
              <table:table-cell office:value-type="float" office:value="0.628948029962112">
                <text:p>0.628948029962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916166332012">
                <text:p>0.916166332012</text:p>
              </table:table-cell>
              <table:table-cell office:value-type="float" office:value="200">
                <text:p>200</text:p>
              </table:table-cell>
              <table:table-cell office:value-type="float" office:value="0.84677387241">
                <text:p>0.84677387241</text:p>
              </table:table-cell>
              <table:table-cell office:value-type="float" office:value="200">
                <text:p>200</text:p>
              </table:table-cell>
              <table:table-cell office:value-type="float" office:value="0.876605608139">
                <text:p>0.876605608139</text:p>
              </table:table-cell>
              <table:table-cell office:value-type="float" office:value="100">
                <text:p>100</text:p>
              </table:table-cell>
              <table:table-cell office:value-type="float" office:value="0.726265894112728">
                <text:p>0.72626589411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70681743448">
                <text:p>0.970681743448</text:p>
              </table:table-cell>
              <table:table-cell office:value-type="float" office:value="400">
                <text:p>400</text:p>
              </table:table-cell>
              <table:table-cell office:value-type="float" office:value="0.99584069983">
                <text:p>0.99584069983</text:p>
              </table:table-cell>
              <table:table-cell office:value-type="float" office:value="400">
                <text:p>400</text:p>
              </table:table-cell>
              <table:table-cell office:value-type="float" office:value="0.875380914092">
                <text:p>0.875380914092</text:p>
              </table:table-cell>
              <table:table-cell office:value-type="float" office:value="200">
                <text:p>200</text:p>
              </table:table-cell>
              <table:table-cell office:value-type="float" office:value="0.823583758263344">
                <text:p>0.82358375826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946703895637">
                <text:p>0.946703895637</text:p>
              </table:table-cell>
              <table:table-cell office:value-type="float" office:value="800">
                <text:p>800</text:p>
              </table:table-cell>
              <table:table-cell office:value-type="float" office:value="1.01358184966">
                <text:p>1.01358184966</text:p>
              </table:table-cell>
              <table:table-cell office:value-type="float" office:value="800">
                <text:p>800</text:p>
              </table:table-cell>
              <table:table-cell office:value-type="float" office:value="0.943777718108">
                <text:p>0.943777718108</text:p>
              </table:table-cell>
              <table:table-cell office:value-type="float" office:value="400">
                <text:p>400</text:p>
              </table:table-cell>
              <table:table-cell office:value-type="float" office:value="0.920901622413961">
                <text:p>0.920901622413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1.01821948656458">
                <text:p>1.01821948656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.04954884116909">
                <text:p>1.04954884116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cm" chart:symbol-height="0cm">
        <chart:symbol-image xlink:href="Pictures/2000000D000000DD000000DD60E35BAE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9.429cm" svg:y="0.491cm" chart:style-name="ch2">
          <text:p>Dispatch Rate vs. Source Count</text:p>
        </chart:title>
        <chart:plot-area chart:style-name="ch3" table:cell-range-address="exp_2.C1:exp_2.C6 exp_2.J1:exp_2.J12" chart:data-source-has-labels="row" svg:x="1.519cm" svg:y="2.361cm" svg:width="22.866cm" svg:height="14.084cm">
          <chartooo:coordinate-region svg:x="2.511cm" svg:y="2.56cm" svg:width="21.874cm" svg:height="13.238cm"/>
          <chart:axis chart:dimension="x" chart:name="primary-x" chart:style-name="ch4">
            <chart:title svg:x="12.088cm" svg:y="16.8cm" chart:style-name="ch5">
              <text:p>sources (n)</text:p>
            </chart:title>
            <chart:grid chart:style-name="ch6" chart:class="minor"/>
          </chart:axis>
          <chart:axis chart:dimension="y" chart:name="primary-y" chart:style-name="ch7">
            <chart:title svg:x="0.451cm" svg:y="11.193cm" chart:style-name="ch8">
              <text:p>dispatch rate (pkts / sec)</text:p>
            </chart:title>
            <chart:grid chart:style-name="ch6" chart:class="major"/>
          </chart:axis>
          <chart:series chart:style-name="ch9" chart:values-cell-range-address="exp_2.J2:exp_2.J6" chart:label-cell-address="exp_2.J1:exp_2.J1" chart:class="chart:scatter">
            <chart:domain table:cell-range-address="exp_2.C2:exp_2.C6"/>
            <chart:data-point chart:repeated="5"/>
          </chart:series>
          <chart:series chart:style-name="ch10" chart:values-cell-range-address="exp_2.J7:exp_2.J12" chart:class="chart:scatter">
            <chart:domain table:cell-range-address="exp_2.C7:exp_2.C1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T / TIME</text:p>
                <draw:g>
                  <svg:desc>exp_2.J1:exp_2.J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2.C2:exp_2.C6</svg:desc>
                </draw:g>
              </table:table-cell>
              <table:table-cell office:value-type="float" office:value="1080.31300306271">
                <text:p>1080.31300306271</text:p>
                <draw:g>
                  <svg:desc>exp_2.J2:exp_2.J6</svg:desc>
                </draw:g>
              </table:table-cell>
              <table:table-cell office:value-type="float" office:value="1">
                <text:p>1</text:p>
                <draw:g>
                  <svg:desc>exp_2.C7:exp_2.C12</svg:desc>
                </draw:g>
              </table:table-cell>
              <table:table-cell office:value-type="float" office:value="890.3917">
                <text:p>890.3917</text:p>
                <draw:g>
                  <svg:desc>exp_2.J7:exp_2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2.82261177601">
                <text:p>1302.82261177601</text:p>
              </table:table-cell>
              <table:table-cell office:value-type="float" office:value="2">
                <text:p>2</text:p>
              </table:table-cell>
              <table:table-cell office:value-type="float" office:value="1575.09939774832">
                <text:p>1575.09939774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27.93903213098">
                <text:p>2127.93903213098</text:p>
              </table:table-cell>
              <table:table-cell office:value-type="float" office:value="4">
                <text:p>4</text:p>
              </table:table-cell>
              <table:table-cell office:value-type="float" office:value="2259.80709549664">
                <text:p>2259.8070954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65.39570346751">
                <text:p>3265.39570346751</text:p>
              </table:table-cell>
              <table:table-cell office:value-type="float" office:value="8">
                <text:p>8</text:p>
              </table:table-cell>
              <table:table-cell office:value-type="float" office:value="2944.51479324496">
                <text:p>2944.51479324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22.56496780733">
                <text:p>3522.56496780733</text:p>
              </table:table-cell>
              <table:table-cell office:value-type="float" office:value="16">
                <text:p>16</text:p>
              </table:table-cell>
              <table:table-cell office:value-type="float" office:value="3629.22249099328">
                <text:p>3629.22249099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313.9301887416">
                <text:p>4313.9301887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 xlink:href="Pictures/2000000D000000DD000000DD0BCC5D00.svm" xlink:type="simple" xlink:actuate="onLoad"/>
      </style:chart-properties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regression-type="logarithmic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10.421cm" svg:y="0.491cm" chart:style-name="ch2">
          <text:p>Worker Rate vs. Work</text:p>
        </chart:title>
        <chart:plot-area chart:style-name="ch3" table:cell-range-address="exp_1.D20:exp_1.D37 exp_1.I20:exp_1.I37" svg:x="1.519cm" svg:y="2.361cm" svg:width="22.866cm" svg:height="14.084cm">
          <chartooo:coordinate-region svg:x="2.511cm" svg:y="2.56cm" svg:width="21.502cm" svg:height="13.238cm"/>
          <chart:axis chart:dimension="x" chart:name="primary-x" chart:style-name="ch4">
            <chart:title svg:x="12.551cm" svg:y="16.8cm" chart:style-name="ch5">
              <text:p>work</text:p>
            </chart:title>
            <chart:grid chart:style-name="ch6" chart:class="minor"/>
          </chart:axis>
          <chart:axis chart:dimension="y" chart:name="primary-y" chart:style-name="ch7">
            <chart:title svg:x="0.715cm" svg:y="12.344cm" chart:style-name="ch8">
              <text:p>worker rate (pkts / sec)</text:p>
            </chart:title>
            <chart:grid chart:style-name="ch6" chart:class="major"/>
          </chart:axis>
          <chart:series chart:style-name="ch9" chart:values-cell-range-address="exp_1.I20:exp_1.I37" chart:class="chart:scatter">
            <chart:domain table:cell-range-address="exp_1.D20:exp_1.D37"/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exp_1.D20:exp_1.D37</svg:desc>
                </draw:g>
              </table:table-cell>
              <table:table-cell office:value-type="float" office:value="3825.10992856298">
                <text:p>3825.10992856298</text:p>
                <draw:g>
                  <svg:desc>exp_1.I20:exp_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080.18252565483">
                <text:p>3080.1825256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277.95720989655">
                <text:p>2277.95720989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510.67008398491">
                <text:p>1510.67008398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901.934059891828">
                <text:p>901.934059891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483.004666288941">
                <text:p>483.004666288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3786.59284367943">
                <text:p>3786.5928436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005.60017415182">
                <text:p>3005.60017415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227.8408751774">
                <text:p>2227.8408751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499.05642547393">
                <text:p>1499.05642547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946.931545506584">
                <text:p>946.931545506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482.031849026816">
                <text:p>482.031849026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680.08207628014">
                <text:p>3680.08207628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064.19972385418">
                <text:p>3064.19972385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219.14741023196">
                <text:p>2219.14741023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470.95342959899">
                <text:p>1470.95342959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856.472982253833">
                <text:p>856.472982253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485.225616160369">
                <text:p>485.2256161603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8.965cm" svg:y="0.491cm" chart:style-name="ch2">
          <text:p>Speedup (Uniform) vs. Source Count</text:p>
        </chart:title>
        <chart:legend chart:legend-position="end" svg:x="23.316cm" svg:y="7.844cm" style:legend-expansion="high" chart:style-name="ch3"/>
        <chart:plot-area chart:style-name="ch4" table:cell-range-address="exp_4.C26:exp_4.C31 exp_4.D26:exp_4.D26 exp_4.H26:exp_4.H49 exp_4.D32:exp_4.D32 exp_4.D38:exp_4.D38 exp_4.D44:exp_4.D44" chart:data-source-has-labels="row" svg:x="1.519cm" svg:y="2.361cm" svg:width="20.781cm" svg:height="14.084cm">
          <chartooo:coordinate-region svg:x="2.14cm" svg:y="2.561cm" svg:width="20.16cm" svg:height="13.237cm"/>
          <chart:axis chart:dimension="x" chart:name="primary-x" chart:style-name="ch5">
            <chart:title svg:x="10.688cm" svg:y="16.8cm" chart:style-name="ch6">
              <text:p>source count (n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95cm" chart:style-name="ch9">
              <text:p>speedup</text:p>
            </chart:title>
            <chart:grid chart:style-name="ch7" chart:class="major"/>
          </chart:axis>
          <chart:series chart:style-name="ch10" chart:values-cell-range-address="exp_4.H26:exp_4.H31" chart:label-cell-address="exp_4.D26:exp_4.D26" chart:class="chart:scatter">
            <chart:domain table:cell-range-address="exp_4.C26:exp_4.C31"/>
            <chart:data-point chart:repeated="6"/>
          </chart:series>
          <chart:series chart:style-name="ch11" chart:values-cell-range-address="exp_4.H32:exp_4.H37" chart:label-cell-address="exp_4.D32:exp_4.D32" chart:class="chart:scatter">
            <chart:domain table:cell-range-address="exp_4.C32:exp_4.C37"/>
            <chart:data-point chart:repeated="6"/>
          </chart:series>
          <chart:series chart:style-name="ch12" chart:values-cell-range-address="exp_4.H38:exp_4.H43" chart:label-cell-address="exp_4.D38:exp_4.D38" chart:class="chart:scatter">
            <chart:domain table:cell-range-address="exp_4.C38:exp_4.C43"/>
            <chart:data-point chart:repeated="6"/>
          </chart:series>
          <chart:series chart:style-name="ch13" chart:values-cell-range-address="exp_4.H44:exp_4.H49" chart:label-cell-address="exp_4.D44:exp_4.D44" chart:class="chart:scatter">
            <chart:domain table:cell-range-address="exp_4.C44:exp_4.C49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exp_4.D26:exp_4.D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00</text:p>
                <draw:g>
                  <svg:desc>exp_4.D32:exp_4.D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000</text:p>
                <draw:g>
                  <svg:desc>exp_4.D38:exp_4.D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000</text:p>
                <draw:g>
                  <svg:desc>exp_4.D44:exp_4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4.C26:exp_4.C31</svg:desc>
                </draw:g>
              </table:table-cell>
              <table:table-cell office:value-type="float" office:value="0.770013709502">
                <text:p>0.770013709502</text:p>
                <draw:g>
                  <svg:desc>exp_4.H26:exp_4.H31</svg:desc>
                </draw:g>
              </table:table-cell>
              <table:table-cell office:value-type="float" office:value="1">
                <text:p>1</text:p>
                <draw:g>
                  <svg:desc>exp_4.C32:exp_4.C37</svg:desc>
                </draw:g>
              </table:table-cell>
              <table:table-cell office:value-type="float" office:value="0.865555006342">
                <text:p>0.865555006342</text:p>
                <draw:g>
                  <svg:desc>exp_4.H32:exp_4.H37</svg:desc>
                </draw:g>
              </table:table-cell>
              <table:table-cell office:value-type="float" office:value="1">
                <text:p>1</text:p>
                <draw:g>
                  <svg:desc>exp_4.C38:exp_4.C43</svg:desc>
                </draw:g>
              </table:table-cell>
              <table:table-cell office:value-type="float" office:value="0.916881953487">
                <text:p>0.916881953487</text:p>
                <draw:g>
                  <svg:desc>exp_4.H38:exp_4.H43</svg:desc>
                </draw:g>
              </table:table-cell>
              <table:table-cell office:value-type="float" office:value="1">
                <text:p>1</text:p>
                <draw:g>
                  <svg:desc>exp_4.C44:exp_4.C49</svg:desc>
                </draw:g>
              </table:table-cell>
              <table:table-cell office:value-type="float" office:value="0.953734789805">
                <text:p>0.953734789805</text:p>
                <draw:g>
                  <svg:desc>exp_4.H44:exp_4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067258376">
                <text:p>1.49067258376</text:p>
              </table:table-cell>
              <table:table-cell office:value-type="float" office:value="2">
                <text:p>2</text:p>
              </table:table-cell>
              <table:table-cell office:value-type="float" office:value="1.67278672035">
                <text:p>1.67278672035</text:p>
              </table:table-cell>
              <table:table-cell office:value-type="float" office:value="2">
                <text:p>2</text:p>
              </table:table-cell>
              <table:table-cell office:value-type="float" office:value="1.80148676136">
                <text:p>1.80148676136</text:p>
              </table:table-cell>
              <table:table-cell office:value-type="float" office:value="2">
                <text:p>2</text:p>
              </table:table-cell>
              <table:table-cell office:value-type="float" office:value="1.87142021854">
                <text:p>1.87142021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5553326755">
                <text:p>2.85553326755</text:p>
              </table:table-cell>
              <table:table-cell office:value-type="float" office:value="4">
                <text:p>4</text:p>
              </table:table-cell>
              <table:table-cell office:value-type="float" office:value="3.16415246704">
                <text:p>3.16415246704</text:p>
              </table:table-cell>
              <table:table-cell office:value-type="float" office:value="4">
                <text:p>4</text:p>
              </table:table-cell>
              <table:table-cell office:value-type="float" office:value="3.38391469117">
                <text:p>3.38391469117</text:p>
              </table:table-cell>
              <table:table-cell office:value-type="float" office:value="4">
                <text:p>4</text:p>
              </table:table-cell>
              <table:table-cell office:value-type="float" office:value="3.50082368135">
                <text:p>3.50082368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5729380439">
                <text:p>5.5729380439</text:p>
              </table:table-cell>
              <table:table-cell office:value-type="float" office:value="8">
                <text:p>8</text:p>
              </table:table-cell>
              <table:table-cell office:value-type="float" office:value="6.19424735955">
                <text:p>6.19424735955</text:p>
              </table:table-cell>
              <table:table-cell office:value-type="float" office:value="8">
                <text:p>8</text:p>
              </table:table-cell>
              <table:table-cell office:value-type="float" office:value="6.63813934673">
                <text:p>6.63813934673</text:p>
              </table:table-cell>
              <table:table-cell office:value-type="float" office:value="8">
                <text:p>8</text:p>
              </table:table-cell>
              <table:table-cell office:value-type="float" office:value="6.86368116025">
                <text:p>6.8636811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92755380065">
                <text:p>7.92755380065</text:p>
              </table:table-cell>
              <table:table-cell office:value-type="float" office:value="16">
                <text:p>16</text:p>
              </table:table-cell>
              <table:table-cell office:value-type="float" office:value="9.32389924609">
                <text:p>9.32389924609</text:p>
              </table:table-cell>
              <table:table-cell office:value-type="float" office:value="16">
                <text:p>16</text:p>
              </table:table-cell>
              <table:table-cell office:value-type="float" office:value="10.599074269">
                <text:p>10.599074269</text:p>
              </table:table-cell>
              <table:table-cell office:value-type="float" office:value="16">
                <text:p>16</text:p>
              </table:table-cell>
              <table:table-cell office:value-type="float" office:value="11.1273607942">
                <text:p>11.1273607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05687765692">
                <text:p>9.05687765692</text:p>
              </table:table-cell>
              <table:table-cell office:value-type="float" office:value="32">
                <text:p>32</text:p>
              </table:table-cell>
              <table:table-cell office:value-type="float" office:value="11.2543930842">
                <text:p>11.2543930842</text:p>
              </table:table-cell>
              <table:table-cell office:value-type="float" office:value="32">
                <text:p>32</text:p>
              </table:table-cell>
              <table:table-cell office:value-type="float" office:value="12.3881380196">
                <text:p>12.3881380196</text:p>
              </table:table-cell>
              <table:table-cell office:value-type="float" office:value="32">
                <text:p>32</text:p>
              </table:table-cell>
              <table:table-cell office:value-type="float" office:value="12.672032504">
                <text:p>12.672032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8.595cm" svg:y="0.491cm" chart:style-name="ch2">
          <text:p>Speedup (Exponential) vs. Source Count</text:p>
        </chart:title>
        <chart:legend chart:legend-position="end" svg:x="23.316cm" svg:y="7.844cm" style:legend-expansion="high" chart:style-name="ch3"/>
        <chart:plot-area chart:style-name="ch4" table:cell-range-address="exp_5.C26:exp_5.C31 exp_5.D26:exp_5.D26 exp_5.H26:exp_5.H49 exp_5.D32:exp_5.D32 exp_5.D38:exp_5.D38 exp_5.D44:exp_5.D44" chart:data-source-has-labels="row" svg:x="1.519cm" svg:y="2.361cm" svg:width="20.781cm" svg:height="14.084cm">
          <chartooo:coordinate-region svg:x="2.14cm" svg:y="2.561cm" svg:width="20.16cm" svg:height="13.237cm"/>
          <chart:axis chart:dimension="x" chart:name="primary-x" chart:style-name="ch5">
            <chart:title svg:x="10.688cm" svg:y="16.8cm" chart:style-name="ch6">
              <text:p>source count (n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95cm" chart:style-name="ch9">
              <text:p>speedup</text:p>
            </chart:title>
            <chart:grid chart:style-name="ch7" chart:class="major"/>
          </chart:axis>
          <chart:series chart:style-name="ch10" chart:values-cell-range-address="exp_5.H26:exp_5.H31" chart:label-cell-address="exp_5.D26:exp_5.D26" chart:class="chart:scatter">
            <chart:domain table:cell-range-address="exp_5.C26:exp_5.C31"/>
            <chart:data-point chart:repeated="6"/>
          </chart:series>
          <chart:series chart:style-name="ch11" chart:values-cell-range-address="exp_5.H32:exp_5.H37" chart:label-cell-address="exp_5.D32:exp_5.D32" chart:class="chart:scatter">
            <chart:domain table:cell-range-address="exp_5.C32:exp_5.C37"/>
            <chart:data-point chart:repeated="6"/>
          </chart:series>
          <chart:series chart:style-name="ch12" chart:values-cell-range-address="exp_5.H38:exp_5.H43" chart:label-cell-address="exp_5.D38:exp_5.D38" chart:class="chart:scatter">
            <chart:domain table:cell-range-address="exp_5.C38:exp_5.C43"/>
            <chart:data-point chart:repeated="6"/>
          </chart:series>
          <chart:series chart:style-name="ch13" chart:values-cell-range-address="exp_5.H44:exp_5.H49" chart:label-cell-address="exp_5.D44:exp_5.D44" chart:class="chart:scatter">
            <chart:domain table:cell-range-address="exp_5.C44:exp_5.C49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exp_5.D26:exp_5.D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00</text:p>
                <draw:g>
                  <svg:desc>exp_5.D32:exp_5.D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000</text:p>
                <draw:g>
                  <svg:desc>exp_5.D38:exp_5.D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000</text:p>
                <draw:g>
                  <svg:desc>exp_5.D44:exp_5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5.C26:exp_5.C31</svg:desc>
                </draw:g>
              </table:table-cell>
              <table:table-cell office:value-type="float" office:value="0.775375939257">
                <text:p>0.775375939257</text:p>
                <draw:g>
                  <svg:desc>exp_5.H26:exp_5.H31</svg:desc>
                </draw:g>
              </table:table-cell>
              <table:table-cell office:value-type="float" office:value="1">
                <text:p>1</text:p>
                <draw:g>
                  <svg:desc>exp_5.C32:exp_5.C37</svg:desc>
                </draw:g>
              </table:table-cell>
              <table:table-cell office:value-type="float" office:value="0.841389377995">
                <text:p>0.841389377995</text:p>
                <draw:g>
                  <svg:desc>exp_5.H32:exp_5.H37</svg:desc>
                </draw:g>
              </table:table-cell>
              <table:table-cell office:value-type="float" office:value="1">
                <text:p>1</text:p>
                <draw:g>
                  <svg:desc>exp_5.C38:exp_5.C43</svg:desc>
                </draw:g>
              </table:table-cell>
              <table:table-cell office:value-type="float" office:value="0.918654055303">
                <text:p>0.918654055303</text:p>
                <draw:g>
                  <svg:desc>exp_5.H38:exp_5.H43</svg:desc>
                </draw:g>
              </table:table-cell>
              <table:table-cell office:value-type="float" office:value="1">
                <text:p>1</text:p>
                <draw:g>
                  <svg:desc>exp_5.C44:exp_5.C49</svg:desc>
                </draw:g>
              </table:table-cell>
              <table:table-cell office:value-type="float" office:value="0.949130235343">
                <text:p>0.949130235343</text:p>
                <draw:g>
                  <svg:desc>exp_5.H44:exp_5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8624759338">
                <text:p>1.38624759338</text:p>
              </table:table-cell>
              <table:table-cell office:value-type="float" office:value="2">
                <text:p>2</text:p>
              </table:table-cell>
              <table:table-cell office:value-type="float" office:value="1.49869233568">
                <text:p>1.49869233568</text:p>
              </table:table-cell>
              <table:table-cell office:value-type="float" office:value="2">
                <text:p>2</text:p>
              </table:table-cell>
              <table:table-cell office:value-type="float" office:value="1.6006721483">
                <text:p>1.6006721483</text:p>
              </table:table-cell>
              <table:table-cell office:value-type="float" office:value="2">
                <text:p>2</text:p>
              </table:table-cell>
              <table:table-cell office:value-type="float" office:value="1.65436399027">
                <text:p>1.65436399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298368528">
                <text:p>2.2298368528</text:p>
              </table:table-cell>
              <table:table-cell office:value-type="float" office:value="4">
                <text:p>4</text:p>
              </table:table-cell>
              <table:table-cell office:value-type="float" office:value="2.37905555791">
                <text:p>2.37905555791</text:p>
              </table:table-cell>
              <table:table-cell office:value-type="float" office:value="4">
                <text:p>4</text:p>
              </table:table-cell>
              <table:table-cell office:value-type="float" office:value="2.44949642498">
                <text:p>2.44949642498</text:p>
              </table:table-cell>
              <table:table-cell office:value-type="float" office:value="4">
                <text:p>4</text:p>
              </table:table-cell>
              <table:table-cell office:value-type="float" office:value="2.5085983732">
                <text:p>2.5085983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46037479287">
                <text:p>3.46037479287</text:p>
              </table:table-cell>
              <table:table-cell office:value-type="float" office:value="8">
                <text:p>8</text:p>
              </table:table-cell>
              <table:table-cell office:value-type="float" office:value="3.57825654047">
                <text:p>3.57825654047</text:p>
              </table:table-cell>
              <table:table-cell office:value-type="float" office:value="8">
                <text:p>8</text:p>
              </table:table-cell>
              <table:table-cell office:value-type="float" office:value="3.66740802718">
                <text:p>3.66740802718</text:p>
              </table:table-cell>
              <table:table-cell office:value-type="float" office:value="8">
                <text:p>8</text:p>
              </table:table-cell>
              <table:table-cell office:value-type="float" office:value="3.71999496538">
                <text:p>3.71999496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7076593289">
                <text:p>6.57076593289</text:p>
              </table:table-cell>
              <table:table-cell office:value-type="float" office:value="16">
                <text:p>16</text:p>
              </table:table-cell>
              <table:table-cell office:value-type="float" office:value="7.12475719582">
                <text:p>7.12475719582</text:p>
              </table:table-cell>
              <table:table-cell office:value-type="float" office:value="16">
                <text:p>16</text:p>
              </table:table-cell>
              <table:table-cell office:value-type="float" office:value="7.33169968059">
                <text:p>7.33169968059</text:p>
              </table:table-cell>
              <table:table-cell office:value-type="float" office:value="16">
                <text:p>16</text:p>
              </table:table-cell>
              <table:table-cell office:value-type="float" office:value="7.46767592243">
                <text:p>7.46767592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43924507116">
                <text:p>6.43924507116</text:p>
              </table:table-cell>
              <table:table-cell office:value-type="float" office:value="32">
                <text:p>32</text:p>
              </table:table-cell>
              <table:table-cell office:value-type="float" office:value="6.75687707437">
                <text:p>6.75687707437</text:p>
              </table:table-cell>
              <table:table-cell office:value-type="float" office:value="32">
                <text:p>32</text:p>
              </table:table-cell>
              <table:table-cell office:value-type="float" office:value="6.48680410608">
                <text:p>6.48680410608</text:p>
              </table:table-cell>
              <table:table-cell office:value-type="float" office:value="32">
                <text:p>32</text:p>
              </table:table-cell>
              <table:table-cell office:value-type="float" office:value="6.71545312334">
                <text:p>6.71545312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